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fo:color="#006600" fo:font-size="20pt" fo:font-weight="bold" style:font-size-asian="20pt" style:font-weight-asian="bold" style:font-size-complex="20pt" style:font-weight-complex="bold"/>
    </style:style>
    <style:style style:name="P3" style:family="paragraph" style:parent-style-name="Preformatted_20_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otre accompagnement</text:p>
      <text:p text:style-name="P1"/>
      <text:p text:style-name="P1"/>
      <text:p text:style-name="P1">Je suis heureuse de constater que vous êtes prêt.e à devenir la meilleure version de vous même. </text:p>
      <text:p text:style-name="P1"/>
      <text:p text:style-name="P1">Mes différentes ressources me donnent la possibilité d'accompagner toute personne présentant une altération de leur bien-être dans leur quête d'harmonie intérieure.</text:p>
      <text:p text:style-name="P1"/>
      <text:p text:style-name="P1">Chaque accompagnement se fait avec votre collaboration, vous êtes acteur de votre prise en charge et ensemble nous déterminons suite à l'anamnèse, les outils que nous utiliserons pour l'atteinte de votre objectif. </text:p>
      <text:p text:style-name="P1"/>
      <text:p text:style-name="P1">La durée de l'accompagnement dépend de plusieurs paramètres mais je me fie principalement à votre ressenti qui selon moi est un indicateur essentiel. </text:p>
      <text:p text:style-name="P1">A tout moment vous êtes libre de décider d'y mettre fin. Le seul engagement que vous aurez est celui que vous prenez envers vous-même. <text:s/></text:p>
      <text:p text:style-name="P1"/>
      <text:p text:style-name="P1">Si j'en estime la nécessité, je ferai de mon mieux pour vous rediriger vers d'autres professionnels afin de prendre en charge votre situation avec l'aide des spécialités les mieux adaptées. </text:p>
      <text:p text:style-name="P1"/>
      <text:p text:style-name="P1">Tous mes accompagnements sont réalisables en cabinet, à domicile en région havraise ou à distance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rial1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Lucida Sans" style:font-size-complex="7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Josephau</meta:initial-creator>
    <meta:creation-date>2021-03-23T17:46:07.97</meta:creation-date>
    <dc:date>2021-04-01T09:57:25.80</dc:date>
    <dc:creator>Mary Josephau</dc:creator>
    <meta:editing-duration>P5DT18H52M9S</meta:editing-duration>
    <meta:editing-cycles>16</meta:editing-cycles>
    <meta:generator>OpenOffice/4.1.7$Win32 OpenOffice.org_project/417m1$Build-9800</meta:generator>
    <meta:document-statistic meta:table-count="0" meta:image-count="0" meta:object-count="0" meta:page-count="1" meta:paragraph-count="8" meta:word-count="164" meta:character-count="1069"/>
  </office:meta>
</office:document-meta>
</file>